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name: Creating application user</text:p>
      <text:p text:style-name="Standard"><text:s text:c="2"/>user: name={{ user_name }} shell=/bin/bash home=/home/{{ user_name }}</text:p>
      <text:p text:style-name="Standard"><text:s text:c="2"/>become: yes</text:p>
      <text:p text:style-name="Standard"/>
      <text:p text:style-name="Standard">- name: Enable code access for the application user</text:p>
      <text:p text:style-name="Standard"><text:s text:c="2"/>file: path=/home/{{ user_name }}/.ssh state=directory mode=0700 owner={{ user_name }} group={{ user_name }}</text:p>
      <text:p text:style-name="Standard"><text:s text:c="2"/>become: yes</text:p>
      <text:p text:style-name="Standard"/>
      <text:p text:style-name="Standard">- name: Validating host key</text:p>
      <text:p text:style-name="Standard"><text:s text:c="2"/>shell: ssh-keyscan bitbucket.org &gt;&gt; /home/{{ user_name }}/.ssh/known_hosts</text:p>
      <text:p text:style-name="Standard"><text:s text:c="2"/>become: yes</text:p>
      <text:p text:style-name="Standard"><text:s text:c="2"/>become_user: "{{ user_name }}"You have new mail in /var/mail/ubun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49:35.519287289</meta:creation-date>
    <dc:date>2019-02-13T17:50:00.724949131</dc:date>
    <meta:editing-duration>PT25S</meta:editing-duration>
    <meta:editing-cycles>1</meta:editing-cycles>
    <meta:document-statistic meta:table-count="0" meta:image-count="0" meta:object-count="0" meta:page-count="1" meta:paragraph-count="10" meta:word-count="61" meta:character-count="475" meta:non-whitespace-character-count="410"/>
    <meta:generator>LibreOffice/6.0.7.3$Linux_X86_64 LibreOffice_project/00m0$Build-3</meta:generator>
  </office:meta>
</office:document-meta>
</file>